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none" officeooo:rsid="0121d346" officeooo:paragraph-rsid="0121d346"/>
    </style:style>
    <style:style style:name="P27" style:family="paragraph" style:parent-style-name="Standard">
      <style:text-properties style:text-underline-style="none" officeooo:rsid="0121d346" officeooo:paragraph-rsid="01230e0e"/>
    </style:style>
    <style:style style:name="P28" style:family="paragraph" style:parent-style-name="Standard">
      <style:text-properties style:text-underline-style="none" officeooo:rsid="01230e0e" officeooo:paragraph-rsid="01230e0e"/>
    </style:style>
    <style:style style:name="P29" style:family="paragraph" style:parent-style-name="Standard">
      <style:text-properties style:text-underline-style="none" officeooo:rsid="0124c4bf" officeooo:paragraph-rsid="0124c4bf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7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38" style:family="paragraph" style:parent-style-name="Standard">
      <style:text-properties style:text-underline-style="solid" style:text-underline-width="auto" style:text-underline-color="font-color" officeooo:rsid="0124c4bf" officeooo:paragraph-rsid="0124c4bf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paragraph-rsid="01181ea9"/>
    </style:style>
    <style:style style:name="P43" style:family="paragraph" style:parent-style-name="Standard">
      <style:text-properties style:text-underline-style="none" officeooo:rsid="01252e8a" officeooo:paragraph-rsid="01252e8a"/>
    </style:style>
    <style:style style:name="P44" style:family="paragraph" style:parent-style-name="Standard">
      <style:text-properties style:text-underline-style="none" officeooo:rsid="0125be86" officeooo:paragraph-rsid="0125be86"/>
    </style:style>
    <style:style style:name="P45" style:family="paragraph" style:parent-style-name="Standard">
      <style:text-properties style:text-underline-style="solid" style:text-underline-width="auto" style:text-underline-color="font-color" officeooo:rsid="0125be86" officeooo:paragraph-rsid="0125be8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  <style:style style:name="T32" style:family="text">
      <style:text-properties officeooo:rsid="01230e0e"/>
    </style:style>
    <style:style style:name="T33" style:family="text">
      <style:text-properties officeooo:rsid="01309754"/>
    </style:style>
    <style:style style:name="T34" style:family="text">
      <style:text-properties officeooo:rsid="01311b26"/>
    </style:style>
    <style:style style:name="T35" style:family="text">
      <style:text-properties officeooo:rsid="01242587"/>
    </style:style>
    <style:style style:name="T36" style:family="text">
      <style:text-properties officeooo:rsid="01252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30">Vendredi 02 juin</text:p>
      <text:p text:style-name="P30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31">Lundi 05 juin</text:p>
      <text:p text:style-name="P31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32">Mardi 06 juin</text:p>
      <text:p text:style-name="P32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33">Mercredi 7 juin</text:p>
      <text:p text:style-name="P33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34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35">Vendredi 9 juin</text:p>
      <text:p text:style-name="P35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39">Lundi 12 juin</text:p>
      <text:p text:style-name="P39"/>
      <text:p text:style-name="P40">9h-<text:span text:style-name="T27">11h : Panel de gestion administration accessible sans compte avec mot de passe.</text:span></text:p>
      <text:p text:style-name="P40"/>
      <text:p text:style-name="P41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42"/>
      <text:p text:style-name="P36">Mardi 13 juin</text:p>
      <text:p text:style-name="P36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37">Mercredi 14 juin</text:p>
      <text:p text:style-name="P37"/>
      <text:p text:style-name="P26">0h</text:p>
      <text:p text:style-name="P26"/>
      <text:p text:style-name="P37">Jeudi 15 juin</text:p>
      <text:p text:style-name="P37"/>
      <text:p text:style-name="P27">9h-<text:span text:style-name="T32">12h : </text:span><text:span text:style-name="T33">ajout de la page de la liste des documents, rédaction fiche information site web et courte notice d’utilisation </text:span><text:span text:style-name="T34">+ appel des personnes ayant envoyé une demande de location.</text:span></text:p>
      <text:p text:style-name="P27"/>
      <text:p text:style-name="P28">14h-15h : recherche<text:span text:style-name="T35">s</text:span> sur l’indexation <text:span text:style-name="T35">et planning a réalisé pour base de test</text:span></text:p>
      <text:p text:style-name="P28"/>
      <text:p text:style-name="P38">Vendredi 16 juin</text:p>
      <text:p text:style-name="P38"/>
      <text:p text:style-name="P29">9h-<text:span text:style-name="T36">12h : Tests pour navigation et bon affichage des annonces faits et appel des potentiels locataires</text:span></text:p>
      <text:p text:style-name="P29"/>
      <text:p text:style-name="P43">13h-16h45 : Fix de l’orientation d’image pour l’ajout d’annonce sur Iphone, amélioration ajout de photo Iphone, recherche sur l’indexation.</text:p>
      <text:p text:style-name="P43"/>
      <text:p text:style-name="P43"/>
      <text:p text:style-name="P45"><text:soft-page-break/>Lundi 19 juin</text:p>
      <text:p text:style-name="P45"/>
      <text:p text:style-name="P44">9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9T09:11:22.466031216</dc:date>
    <meta:editing-duration>P1DT8H41M29S</meta:editing-duration>
    <meta:editing-cycles>212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485" meta:character-count="3072" meta:non-whitespace-character-count="2629"/>
  </office:meta>
</office:document-meta>
</file>